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66cc" draw:fill="solid" draw:fill-color="#0066cc" draw:fill-image-width="0cm" draw:fill-image-height="0cm" draw:textarea-horizontal-align="center" draw:textarea-vertical-align="middle" draw:shadow-offset-x="0.305cm" draw:shadow-offset-y="0.305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6pt" style:font-size-asian="96pt" style:font-size-complex="96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96pt" style:font-size-asian="96pt" style:font-size-complex="96pt"/>
    </style:style>
    <style:style style:name="T1" style:family="text">
      <style:text-properties fo:font-family="'Times New Roman'" style:font-family-generic="roman" style:font-pitch="variable"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9.7cm" svg:height="21cm" svg:x="0cm" svg:y="0cm">
          <text:p/>
        </draw:rect>
        <draw:rect draw:style-name="gr2" draw:text-style-name="P3" draw:layer="layout" svg:width="29.21cm" svg:height="9.35cm" svg:x="0.365cm" svg:y="5.445cm">
          <text:p text:style-name="P2"><text:span text:style-name="T1">What Do We Need?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30T17:04:26.14</meta:creation-date>
    <dc:date>2014-10-01T18:39:21.34</dc:date>
    <meta:editing-duration>PT00H03M15S</meta:editing-duration>
    <meta:editing-cycles>3</meta:editing-cycles>
    <meta:generator>OpenOffice.org/3.1$Win32 OpenOffice.org_project/310m19$Build-9420</meta:generator>
    <meta:document-statistic meta:object-count="2"/>
  </office:meta>
</office:document-meta>
</file>